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2.404cm"/>
    </style:style>
    <style:style style:name="co3" style:family="table-column">
      <style:table-column-properties fo:break-before="auto" style:column-width="1.614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2.187cm"/>
    </style:style>
    <style:style style:name="co6" style:family="table-column">
      <style:table-column-properties fo:break-before="auto" style:column-width="2.623cm"/>
    </style:style>
    <style:style style:name="co7" style:family="table-column">
      <style:table-column-properties fo:break-before="auto" style:column-width="2.649cm"/>
    </style:style>
    <style:style style:name="co8" style:family="table-column">
      <style:table-column-properties fo:break-before="auto" style:column-width="0.907cm"/>
    </style:style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ff99cc"/>
    </style:style>
    <style:style style:name="ce3" style:family="table-cell" style:parent-style-name="Default">
      <style:table-cell-properties fo:background-color="#66ff66"/>
    </style:style>
    <style:style style:name="ce4" style:family="table-cell" style:parent-style-name="Default">
      <style:table-cell-properties fo:background-color="#ffff99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ime: 764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743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2459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2</text:p>
          </table:table-cell>
          <table:table-cell office:value-type="string" calcext:value-type="string">
            <text:p><text:s/>n/a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3070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string" calcext:value-type="string">
            <text:p><text:s/>n/a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/>DIAGNOS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409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4</text:p>
          </table:table-cell>
          <table:table-cell office:value-type="float" office:value="87.7883" calcext:value-type="float">
            <text:p>87.7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4718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6</text:p>
          </table:table-cell>
          <table:table-cell office:value-type="float" office:value="81.6749" calcext:value-type="float">
            <text:p>81.6749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532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6.4804" calcext:value-type="float">
            <text:p>86.48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594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float" office:value="80.0047" calcext:value-type="float">
            <text:p>80.00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657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8.1554" calcext:value-type="float">
            <text:p>88.15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740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68.313" calcext:value-type="float">
            <text:p>68.3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801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4</text:p>
          </table:table-cell>
          <table:table-cell office:value-type="string" calcext:value-type="string">
            <text:p><text:s/>n/a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8727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98.2988" calcext:value-type="float">
            <text:p>98.29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9331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0060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89.7064" calcext:value-type="float">
            <text:p>89.7064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194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6672" calcext:value-type="float">
            <text:p>99.6672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2933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406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47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531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2</text:p>
          </table:table-cell>
          <table:table-cell office:value-type="float" office:value="92.1117" calcext:value-type="float">
            <text:p>92.11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6071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0.9212" calcext:value-type="float">
            <text:p>90.92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675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9.1668" calcext:value-type="float">
            <text:p>99.16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7353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8.6409" calcext:value-type="float">
            <text:p>98.64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795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85.4855" calcext:value-type="float">
            <text:p>85.48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18596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6</text:p>
          </table:table-cell>
          <table:table-cell office:value-type="float" office:value="66.2494" calcext:value-type="float">
            <text:p>66.2494</text:p>
          </table:table-cell>
          <table:table-cell table:style-name="ce1" office:value-type="string" calcext:value-type="string">
            <text:p><text:s/>FAILURE 4</text:p>
          </table:table-cell>
          <table:table-cell table:style-name="Default" office:value-type="string" calcext:value-type="string">
            <text:p><text:s/>n/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20745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3.2066" calcext:value-type="float">
            <text:p>93.20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2641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6</text:p>
          </table:table-cell>
          <table:table-cell office:value-type="float" office:value="99.3174" calcext:value-type="float">
            <text:p>99.3174</text:p>
          </table:table-cell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27016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78.5993" calcext:value-type="float">
            <text:p>78.59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27618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2</text:p>
          </table:table-cell>
          <table:table-cell office:value-type="float" office:value="83.2735" calcext:value-type="float">
            <text:p>83.27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28699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5</text:p>
          </table:table-cell>
          <table:table-cell office:value-type="float" office:value="99.8335" calcext:value-type="float">
            <text:p>99.8335</text:p>
          </table:table-cell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29534</text:p>
          </table:table-cell>
          <table:table-cell office:value-type="string" calcext:value-type="string">
            <text:p><text:s/>Behaviour: 1</text:p>
          </table:table-cell>
          <table:table-cell office:value-type="string" calcext:value-type="string">
            <text:p><text:s/>Fault: 3</text:p>
          </table:table-cell>
          <table:table-cell office:value-type="float" office:value="83.666" calcext:value-type="float">
            <text:p>83.6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30325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float" office:value="71.4286" calcext:value-type="float">
            <text:p>71.4286</text:p>
          </table:table-cell>
          <table:table-cell table:style-name="ce1" office:value-type="string" calcext:value-type="string">
            <text:p><text:s/>FAILURE 3</text:p>
          </table:table-cell>
          <table:table-cell table:style-name="Default"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DIAGNOSED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: 3093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3</text:p>
          </table:table-cell>
          <table:table-cell office:value-type="float" office:value="92.3133" calcext:value-type="float">
            <text:p>92.31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34527</text:p>
          </table:table-cell>
          <table:table-cell office:value-type="string" calcext:value-type="string">
            <text:p><text:s/>Behaviour: 2</text:p>
          </table:table-cell>
          <table:table-cell office:value-type="string" calcext:value-type="string">
            <text:p><text:s/>Fault: 1</text:p>
          </table:table-cell>
          <table:table-cell office:value-type="string" calcext:value-type="string">
            <text:p><text:s/>n/a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<text:s/>DIAGNOS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3514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3</text:p>
          </table:table-cell>
          <table:table-cell office:value-type="float" office:value="92.6076" calcext:value-type="float">
            <text:p>92.60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: 35792</text:p>
          </table:table-cell>
          <table:table-cell office:value-type="string" calcext:value-type="string">
            <text:p><text:s/>Behaviour: 3</text:p>
          </table:table-cell>
          <table:table-cell office:value-type="string" calcext:value-type="string">
            <text:p><text:s/>Fault: 4</text:p>
          </table:table-cell>
          <table:table-cell office:value-type="float" office:value="94.4257" calcext:value-type="float">
            <text:p>94.42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CLASSIFIED 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0/00/0000</text:date>, <text:time style:data-style-name="N2" text:time-value="14:49:24.3975764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20T14:53:05.22724888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214" meta:object-count="0"/>
  </office:meta>
</office:document-meta>
</file>